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008in solid #ffffff" style:text-align-source="fix" style:repeat-content="false" fo:border-left="0.0008in solid #ffffff" fo:border-right="0.0346in solid #ffffff" fo:border-top="0.0008in solid #ffffff"/>
      <style:paragraph-properties fo:text-align="end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 style:data-style-name="N84">
      <style:table-cell-properties fo:border-bottom="0.0008in solid #ffffff" style:text-align-source="fix" style:repeat-content="false" fo:border-left="none" fo:border-right="0.0008in solid #ffffff" fo:border-top="0.0008in solid #ffffff"/>
      <style:paragraph-properties fo:text-align="end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>
      <style:table-cell-properties fo:border-bottom="0.0008in solid #ffffff" fo:background-color="#ffffff" style:text-align-source="fix" style:repeat-content="false" fo:border-left="none" fo:border-right="0.0008in solid #ffffff" fo:border-top="0.0008in solid #ffffff"/>
      <style:paragraph-properties fo:text-align="end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08in solid #ffffff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008in solid #ffffff"/>
      <style:paragraph-properties fo:text-align="end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0008in solid #ffffff"/>
      <style:paragraph-properties fo:text-align="end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008in solid #ffffff"/>
      <style:paragraph-properties fo:text-align="center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08in solid #ffffff" fo:border-left="none" fo:border-right="0.0008in solid #ffffff" fo:border-top="0.0008in solid #ffffff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Branch</text:p>
          </table:table-cell>
          <table:table-cell office:value-type="string">
            <text:p>Jenis Dokumen</text:p>
          </table:table-cell>
          <table:table-cell office:value-type="string">
            <text:p>Nomor</text:p>
          </table:table-cell>
          <table:table-cell office:value-type="string">
            <text:p>Masa Berlaku</text:p>
          </table:table-cell>
          <table:table-cell office:value-type="string">
            <text:p>Keterangan</text:p>
          </table:table-cell>
          <table:table-cell office:value-type="string">
            <text:p>Status Dokumen</text:p>
          </table:table-cell>
          <table:table-cell office:value-type="string">
            <text:p>Alamat</text:p>
          </table:table-cell>
        </table:table-row>
        <table:table-row table:style-name="ro1">
          <table:table-cell office:value-type="string">
            <text:p>reklame1</text:p>
          </table:table-cell>
          <table:table-cell office:value-type="string">
            <text:p>Ciputat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 office:value-type="date" office:date-value="2017-12-25">
            <text:p>2017-12-25</text:p>
          </table:table-cell>
          <table:table-cell table:style-name="ce5" office:value-type="string">
            <text:p>ada</text:p>
          </table:table-cell>
          <table:table-cell table:style-name="ce8" office:value-type="string">
            <text:p>VALI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2</text:p>
          </table:table-cell>
          <table:table-cell office:value-type="string">
            <text:p>Daanmogot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3</text:p>
          </table:table-cell>
          <table:table-cell office:value-type="string">
            <text:p>Head Office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4</text:p>
          </table:table-cell>
          <table:table-cell office:value-type="string">
            <text:p>Kemayoran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5</text:p>
          </table:table-cell>
          <table:table-cell office:value-type="string">
            <text:p>Rawamangun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6</text:p>
          </table:table-cell>
          <table:table-cell office:value-type="string">
            <text:p>Cikupa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7</text:p>
          </table:table-cell>
          <table:table-cell office:value-type="string">
            <text:p>Ciledu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8</text:p>
          </table:table-cell>
          <table:table-cell office:value-type="string">
            <text:p>Mauk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9</text:p>
          </table:table-cell>
          <table:table-cell office:value-type="string">
            <text:p>Sera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0</text:p>
          </table:table-cell>
          <table:table-cell office:value-type="string">
            <text:p>Tangera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1</text:p>
          </table:table-cell>
          <table:table-cell office:value-type="string">
            <text:p>Labuan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2</text:p>
          </table:table-cell>
          <table:table-cell office:value-type="string">
            <text:p>Rangkasbitu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3</text:p>
          </table:table-cell>
          <table:table-cell office:value-type="string">
            <text:p>Balaraja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4</text:p>
          </table:table-cell>
          <table:table-cell office:value-type="string">
            <text:p>Bekasi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5</text:p>
          </table:table-cell>
          <table:table-cell office:value-type="string">
            <text:p>Cikara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6</text:p>
          </table:table-cell>
          <table:table-cell office:value-type="string">
            <text:p>Karawang 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7</text:p>
          </table:table-cell>
          <table:table-cell office:value-type="string">
            <text:p>Depok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8</text:p>
          </table:table-cell>
          <table:table-cell office:value-type="string">
            <text:p>Bandung 2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9</text:p>
          </table:table-cell>
          <table:table-cell office:value-type="string">
            <text:p>Cirebon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20</text:p>
          </table:table-cell>
          <table:table-cell office:value-type="string">
            <text:p>Jatibara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21</text:p>
          </table:table-cell>
          <table:table-cell office:value-type="string">
            <text:p>Sukabumi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22</text:p>
          </table:table-cell>
          <table:table-cell office:value-type="string">
            <text:p>Suba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23</text:p>
          </table:table-cell>
          <table:table-cell office:value-type="string">
            <text:p>Sumeda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24</text:p>
          </table:table-cell>
          <table:table-cell office:value-type="string">
            <text:p>Tasikmalaya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25</text:p>
          </table:table-cell>
          <table:table-cell office:value-type="string">
            <text:p>Garut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26</text:p>
          </table:table-cell>
          <table:table-cell office:value-type="string">
            <text:p>Kuningan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27</text:p>
          </table:table-cell>
          <table:table-cell office:value-type="string">
            <text:p>Cimahi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28</text:p>
          </table:table-cell>
          <table:table-cell office:value-type="string">
            <text:p>Cianjur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29</text:p>
          </table:table-cell>
          <table:table-cell office:value-type="string">
            <text:p>Purwakarta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30</text:p>
          </table:table-cell>
          <table:table-cell office:value-type="string">
            <text:p>Majalengka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31</text:p>
          </table:table-cell>
          <table:table-cell office:value-type="string">
            <text:p>Pelabuhan Ratu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32</text:p>
          </table:table-cell>
          <table:table-cell office:value-type="string">
            <text:p>Pamanukan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33</text:p>
          </table:table-cell>
          <table:table-cell office:value-type="string">
            <text:p>Patrol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34</text:p>
          </table:table-cell>
          <table:table-cell office:value-type="string">
            <text:p>Sorea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35</text:p>
          </table:table-cell>
          <table:table-cell office:value-type="string">
            <text:p>Bogor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36</text:p>
          </table:table-cell>
          <table:table-cell office:value-type="string">
            <text:p>Cileungsi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37</text:p>
          </table:table-cell>
          <table:table-cell office:value-type="string">
            <text:p>Leuwilia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38</text:p>
          </table:table-cell>
          <table:table-cell office:value-type="string">
            <text:p>Jonggol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 office:value-type="date" office:date-value="2016-09-23">
            <text:p>2016-09-23</text:p>
          </table:table-cell>
          <table:table-cell table:style-name="ce5" office:value-type="string">
            <text:p>Ada</text:p>
          </table:table-cell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39</text:p>
          </table:table-cell>
          <table:table-cell office:value-type="string">
            <text:p>Cibino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40</text:p>
          </table:table-cell>
          <table:table-cell office:value-type="string">
            <text:p>Brebes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41</text:p>
          </table:table-cell>
          <table:table-cell office:value-type="string">
            <text:p>Kudus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42</text:p>
          </table:table-cell>
          <table:table-cell office:value-type="string">
            <text:p>Pekalongan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43</text:p>
          </table:table-cell>
          <table:table-cell office:value-type="string">
            <text:p>Semara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44</text:p>
          </table:table-cell>
          <table:table-cell office:value-type="string">
            <text:p>Tegal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45</text:p>
          </table:table-cell>
          <table:table-cell office:value-type="string">
            <text:p>Pemala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46</text:p>
          </table:table-cell>
          <table:table-cell office:value-type="string">
            <text:p>Purwodadi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47</text:p>
          </table:table-cell>
          <table:table-cell office:value-type="string">
            <text:p>Salatiga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48</text:p>
          </table:table-cell>
          <table:table-cell office:value-type="string">
            <text:p>Blora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49</text:p>
          </table:table-cell>
          <table:table-cell office:value-type="string">
            <text:p>Bumi Ayu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50</text:p>
          </table:table-cell>
          <table:table-cell office:value-type="string">
            <text:p>Jepara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51</text:p>
          </table:table-cell>
          <table:table-cell office:value-type="string">
            <text:p>Pati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52</text:p>
          </table:table-cell>
          <table:table-cell office:value-type="string">
            <text:p>Ungaran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53</text:p>
          </table:table-cell>
          <table:table-cell office:value-type="string">
            <text:p>Weleri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54</text:p>
          </table:table-cell>
          <table:table-cell office:value-type="string">
            <text:p>Ambarawa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55</text:p>
          </table:table-cell>
          <table:table-cell office:value-type="string">
            <text:p>Limpu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56</text:p>
          </table:table-cell>
          <table:table-cell office:value-type="string">
            <text:p>Kajen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57</text:p>
          </table:table-cell>
          <table:table-cell office:value-type="string">
            <text:p>Boja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58</text:p>
          </table:table-cell>
          <table:table-cell office:value-type="string">
            <text:p>Cepu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59</text:p>
          </table:table-cell>
          <table:table-cell office:value-type="string">
            <text:p>Randudongkal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60</text:p>
          </table:table-cell>
          <table:table-cell office:value-type="string">
            <text:p>Purwokerto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61</text:p>
          </table:table-cell>
          <table:table-cell office:value-type="string">
            <text:p>Solo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62</text:p>
          </table:table-cell>
          <table:table-cell office:value-type="string">
            <text:p>Yogyakarta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63</text:p>
          </table:table-cell>
          <table:table-cell office:value-type="string">
            <text:p>Cilacap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64</text:p>
          </table:table-cell>
          <table:table-cell office:value-type="string">
            <text:p>Klaten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65</text:p>
          </table:table-cell>
          <table:table-cell office:value-type="string">
            <text:p>Cawas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66</text:p>
          </table:table-cell>
          <table:table-cell office:value-type="string">
            <text:p>Magela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67</text:p>
          </table:table-cell>
          <table:table-cell office:value-type="string">
            <text:p>Wonogiri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68</text:p>
          </table:table-cell>
          <table:table-cell office:value-type="string">
            <text:p>Banjarnegara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69</text:p>
          </table:table-cell>
          <table:table-cell office:value-type="string">
            <text:p>Gombo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70</text:p>
          </table:table-cell>
          <table:table-cell office:value-type="string">
            <text:p>Kebumen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 office:value-type="date" office:date-value="2018-02-28">
            <text:p>2018-02-28</text:p>
          </table:table-cell>
          <table:table-cell table:style-name="ce5" office:value-type="string">
            <text:p>Ada</text:p>
          </table:table-cell>
          <table:table-cell table:style-name="ce8" office:value-type="string">
            <text:p>VALI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71</text:p>
          </table:table-cell>
          <table:table-cell office:value-type="string">
            <text:p>Majena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72</text:p>
          </table:table-cell>
          <table:table-cell office:value-type="string">
            <text:p>Purbalingga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73</text:p>
          </table:table-cell>
          <table:table-cell office:value-type="string">
            <text:p>Purworejo 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74</text:p>
          </table:table-cell>
          <table:table-cell office:value-type="string">
            <text:p>Sragen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75</text:p>
          </table:table-cell>
          <table:table-cell office:value-type="string">
            <text:p>Temanggu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76</text:p>
          </table:table-cell>
          <table:table-cell office:value-type="string">
            <text:p>Wonosari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77</text:p>
          </table:table-cell>
          <table:table-cell office:value-type="string">
            <text:p>Wonosobo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78</text:p>
          </table:table-cell>
          <table:table-cell office:value-type="string">
            <text:p>Bantul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79</text:p>
          </table:table-cell>
          <table:table-cell office:value-type="string">
            <text:p>Boyolali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80</text:p>
          </table:table-cell>
          <table:table-cell office:value-type="string">
            <text:p>Depok - Yogyakarta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81</text:p>
          </table:table-cell>
          <table:table-cell office:value-type="string">
            <text:p>Karanganyar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82</text:p>
          </table:table-cell>
          <table:table-cell office:value-type="string">
            <text:p>Sidareja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83</text:p>
          </table:table-cell>
          <table:table-cell office:value-type="string">
            <text:p>Banyuwangi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84</text:p>
          </table:table-cell>
          <table:table-cell office:value-type="string">
            <text:p>Blitar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85</text:p>
          </table:table-cell>
          <table:table-cell office:value-type="string">
            <text:p>Bojonegoro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86</text:p>
          </table:table-cell>
          <table:table-cell office:value-type="string">
            <text:p>Gresik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87</text:p>
          </table:table-cell>
          <table:table-cell office:value-type="string">
            <text:p>Jomba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88</text:p>
          </table:table-cell>
          <table:table-cell office:value-type="string">
            <text:p>Kediri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89</text:p>
          </table:table-cell>
          <table:table-cell office:value-type="string">
            <text:p>Madiun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90</text:p>
          </table:table-cell>
          <table:table-cell office:value-type="string">
            <text:p>Mala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91</text:p>
          </table:table-cell>
          <table:table-cell office:value-type="string">
            <text:p>Mojokerto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92</text:p>
          </table:table-cell>
          <table:table-cell office:value-type="string">
            <text:p>Sidoarjo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93</text:p>
          </table:table-cell>
          <table:table-cell office:value-type="string">
            <text:p>Surabaya Timur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94</text:p>
          </table:table-cell>
          <table:table-cell office:value-type="string">
            <text:p>Tulung Agu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95</text:p>
          </table:table-cell>
          <table:table-cell office:value-type="string">
            <text:p>Jember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96</text:p>
          </table:table-cell>
          <table:table-cell office:value-type="string">
            <text:p><text:s/>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97</text:p>
          </table:table-cell>
          <table:table-cell office:value-type="string">
            <text:p>Pasuruan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98</text:p>
          </table:table-cell>
          <table:table-cell office:value-type="string">
            <text:p>Tuban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99</text:p>
          </table:table-cell>
          <table:table-cell office:value-type="string">
            <text:p>Denpasar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00</text:p>
          </table:table-cell>
          <table:table-cell office:value-type="string">
            <text:p>Mataram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01</text:p>
          </table:table-cell>
          <table:table-cell office:value-type="string">
            <text:p>Benowo-Surabaya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02</text:p>
          </table:table-cell>
          <table:table-cell office:value-type="string">
            <text:p>Gente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03</text:p>
          </table:table-cell>
          <table:table-cell office:value-type="string">
            <text:p>Kepanjen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04</text:p>
          </table:table-cell>
          <table:table-cell office:value-type="string">
            <text:p>Krian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05</text:p>
          </table:table-cell>
          <table:table-cell office:value-type="string">
            <text:p>Lamongan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06</text:p>
          </table:table-cell>
          <table:table-cell office:value-type="string">
            <text:p>Magetan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07</text:p>
          </table:table-cell>
          <table:table-cell office:value-type="string">
            <text:p>Mojosari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08</text:p>
          </table:table-cell>
          <table:table-cell office:value-type="string">
            <text:p>Ngawi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09</text:p>
          </table:table-cell>
          <table:table-cell office:value-type="string">
            <text:p>Ponorogo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10</text:p>
          </table:table-cell>
          <table:table-cell office:value-type="string">
            <text:p>Babat 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11</text:p>
          </table:table-cell>
          <table:table-cell office:value-type="string">
            <text:p>Singaraja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12</text:p>
          </table:table-cell>
          <table:table-cell office:value-type="string">
            <text:p>Gianyar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13</text:p>
          </table:table-cell>
          <table:table-cell office:value-type="string">
            <text:p>Selo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14</text:p>
          </table:table-cell>
          <table:table-cell office:value-type="string">
            <text:p>Tabanan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15</text:p>
          </table:table-cell>
          <table:table-cell office:value-type="string">
            <text:p>Batam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16</text:p>
          </table:table-cell>
          <table:table-cell office:value-type="string">
            <text:p>Binjai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17</text:p>
          </table:table-cell>
          <table:table-cell office:value-type="string">
            <text:p>Lubuk Pakam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18</text:p>
          </table:table-cell>
          <table:table-cell office:value-type="string">
            <text:p>Medan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19</text:p>
          </table:table-cell>
          <table:table-cell office:value-type="string">
            <text:p>Pada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20</text:p>
          </table:table-cell>
          <table:table-cell office:value-type="string">
            <text:p>Pekanbaru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21</text:p>
          </table:table-cell>
          <table:table-cell office:value-type="string">
            <text:p>Tanjung Pina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22</text:p>
          </table:table-cell>
          <table:table-cell office:value-type="string">
            <text:p>Perawa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23</text:p>
          </table:table-cell>
          <table:table-cell office:value-type="string">
            <text:p>Dumai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24</text:p>
          </table:table-cell>
          <table:table-cell office:value-type="string">
            <text:p>Duri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25</text:p>
          </table:table-cell>
          <table:table-cell office:value-type="string">
            <text:p>Kerinci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26</text:p>
          </table:table-cell>
          <table:table-cell office:value-type="string">
            <text:p>Padang Sidempuan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27</text:p>
          </table:table-cell>
          <table:table-cell office:value-type="string">
            <text:p>Rantau Prapat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28</text:p>
          </table:table-cell>
          <table:table-cell office:value-type="string">
            <text:p>Tebing Tinggi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29</text:p>
          </table:table-cell>
          <table:table-cell office:value-type="string">
            <text:p>Siak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30</text:p>
          </table:table-cell>
          <table:table-cell office:value-type="string">
            <text:p>Air Molek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31</text:p>
          </table:table-cell>
          <table:table-cell office:value-type="string">
            <text:p>Bangkina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32</text:p>
          </table:table-cell>
          <table:table-cell office:value-type="string">
            <text:p>Lipat Kain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33</text:p>
          </table:table-cell>
          <table:table-cell office:value-type="string">
            <text:p>Pangkalan Brandan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34</text:p>
          </table:table-cell>
          <table:table-cell office:value-type="string">
            <text:p>Payakumbuh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35</text:p>
          </table:table-cell>
          <table:table-cell office:value-type="string">
            <text:p>Kandis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36</text:p>
          </table:table-cell>
          <table:table-cell office:value-type="string">
            <text:p>Stabat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37</text:p>
          </table:table-cell>
          <table:table-cell office:value-type="string">
            <text:p>Tembu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38</text:p>
          </table:table-cell>
          <table:table-cell office:value-type="string">
            <text:p>Ujung Tanju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39</text:p>
          </table:table-cell>
          <table:table-cell office:value-type="string">
            <text:p>Bengkulu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40</text:p>
          </table:table-cell>
          <table:table-cell office:value-type="string">
            <text:p>Betu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41</text:p>
          </table:table-cell>
          <table:table-cell office:value-type="string">
            <text:p>Lubuk Linggau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42</text:p>
          </table:table-cell>
          <table:table-cell office:value-type="string">
            <text:p>Lampu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43</text:p>
          </table:table-cell>
          <table:table-cell office:value-type="string">
            <text:p>Prabumulih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44</text:p>
          </table:table-cell>
          <table:table-cell office:value-type="string">
            <text:p>Baturaja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45</text:p>
          </table:table-cell>
          <table:table-cell office:value-type="string">
            <text:p>Kayu Agu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46</text:p>
          </table:table-cell>
          <table:table-cell office:value-type="string">
            <text:p>Jambi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47</text:p>
          </table:table-cell>
          <table:table-cell office:value-type="string">
            <text:p>Palemba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48</text:p>
          </table:table-cell>
          <table:table-cell office:value-type="string">
            <text:p>Arga Makmur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49</text:p>
          </table:table-cell>
          <table:table-cell office:value-type="string">
            <text:p>Belita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50</text:p>
          </table:table-cell>
          <table:table-cell office:value-type="string">
            <text:p>Curup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51</text:p>
          </table:table-cell>
          <table:table-cell office:value-type="string">
            <text:p>Kuala Tungkal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52</text:p>
          </table:table-cell>
          <table:table-cell office:value-type="string">
            <text:p>Lahat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53</text:p>
          </table:table-cell>
          <table:table-cell office:value-type="string">
            <text:p>Metro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54</text:p>
          </table:table-cell>
          <table:table-cell office:value-type="string">
            <text:p>Muara Enim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55</text:p>
          </table:table-cell>
          <table:table-cell office:value-type="string">
            <text:p>Tembesi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56</text:p>
          </table:table-cell>
          <table:table-cell office:value-type="string">
            <text:p>Tugu Mulyo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57</text:p>
          </table:table-cell>
          <table:table-cell office:value-type="string">
            <text:p>Sei Lilin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58</text:p>
          </table:table-cell>
          <table:table-cell office:value-type="string">
            <text:p>Banjarmasin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59</text:p>
          </table:table-cell>
          <table:table-cell office:value-type="string">
            <text:p>Samarinda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60</text:p>
          </table:table-cell>
          <table:table-cell office:value-type="string">
            <text:p>Tenggaro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61</text:p>
          </table:table-cell>
          <table:table-cell office:value-type="string">
            <text:p>Tanjung Kalsel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4"/>
          <table:table-cell table:style-name="ce7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62</text:p>
          </table:table-cell>
          <table:table-cell office:value-type="string">
            <text:p>Palopo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63</text:p>
          </table:table-cell>
          <table:table-cell office:value-type="string">
            <text:p>Gorontalo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64</text:p>
          </table:table-cell>
          <table:table-cell office:value-type="string">
            <text:p>Makassar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65</text:p>
          </table:table-cell>
          <table:table-cell office:value-type="string">
            <text:p>Palu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66</text:p>
          </table:table-cell>
          <table:table-cell office:value-type="string">
            <text:p>Pare-pare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67</text:p>
          </table:table-cell>
          <table:table-cell office:value-type="string">
            <text:p>Barabai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1"/>
        </table:table-row>
        <table:table-row table:style-name="ro1">
          <table:table-cell office:value-type="string">
            <text:p>reklame168</text:p>
          </table:table-cell>
          <table:table-cell office:value-type="string">
            <text:p>Pangkep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69</text:p>
          </table:table-cell>
          <table:table-cell office:value-type="string">
            <text:p>Pinra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>
          <table:table-cell office:value-type="string">
            <text:p>reklame170</text:p>
          </table:table-cell>
          <table:table-cell office:value-type="string">
            <text:p>Sengkang</text:p>
          </table:table-cell>
          <table:table-cell table:style-name="ce1" office:value-type="string">
            <text:p>Ijin Reklame</text:p>
          </table:table-cell>
          <table:table-cell table:style-name="ce1" office:value-type="string">
            <text:p>-</text:p>
          </table:table-cell>
          <table:table-cell table:style-name="ce3"/>
          <table:table-cell table:style-name="ce6"/>
          <table:table-cell table:style-name="ce8" office:value-type="string">
            <text:p>EXPIRED</text:p>
          </table:table-cell>
          <table:table-cell table:style-name="ce9" office:value-type="string">
            <text:p>xxxx</text:p>
          </table:table-cell>
        </table:table-row>
        <table:table-row table:style-name="ro1" table:number-rows-repeated="104840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ID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10/25/2017</text:date>, <text:time>07:3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hmad daniel sembiring</meta:initial-creator>
    <meta:creation-date>2017-10-25T07:29:33</meta:creation-date>
    <dc:date>2017-10-25T07:32:28</dc:date>
    <dc:creator>akhmad daniel sembiring</dc:creator>
    <meta:editing-duration>PT2M55S</meta:editing-duration>
    <meta:editing-cycles>5</meta:editing-cycles>
    <meta:generator>OpenOffice/4.1.2$Unix OpenOffice.org_project/412m3$Build-9782</meta:generator>
    <meta:document-statistic meta:table-count="3" meta:cell-count="1033" meta:object-count="0"/>
  </office:meta>
</office:document-meta>
</file>